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officeooo:paragraph-rsid="001758b5"/>
    </style:style>
    <style:style style:name="P2" style:family="paragraph" style:parent-style-name="Standard">
      <style:paragraph-properties fo:text-align="justify" style:justify-single-word="false"/>
      <style:text-properties fo:language="es" fo:country="ES" officeooo:rsid="001758b5" officeooo:paragraph-rsid="001758b5"/>
    </style:style>
    <style:style style:name="T1" style:family="text">
      <style:text-properties officeooo:rsid="001758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s sociedades actuales conceden gran importancia a la educación que reciben sus jóvenes, en la convicción de que de ella dependen tanto el bienestar individual como el colectivo. La educación es el medio más adecuado para construir su personalidad, desarrollar al máximo sus capacidades, conformar su propia identidad personal y configurar su comprensión de la realidad, integrando la dimensión cognoscitiva, la afectiva y la axiológica. Para la sociedad, la educación es el medio de transmitir y, al mismo tiempo, de renovar la cultura y el acervo de conocimientos y valores que la sustentan, de extraer las máximas posibilidades de sus fuentes de riqueza, de fomentar la convivencia democrática y el respeto a las diferencias individuales, de promover la solidaridad y evitar la discriminación, con el objetivo fundamental de lograr la necesaria cohesión social. Además, la educación es el medio más adecuado para garantizar el ejercicio de la ciudadanía democrática, responsable, libre y crítica, que resulta indispensable para la constitución de sociedades avanzadas, dinámicas y justas. Por ese motivo, una buena educación es la mayor riqueza y el principal recurso de un país y de sus ciudadanos.</text:p>
      <text:p text:style-name="P2"/>
      <text:p text:style-name="P2">Esa preocupación por ofrecer una educación capaz de responder a las cambiantes necesidades y a las demandas que plantean las personas y los grupos sociales no es nueva. Tanto aquéllas como éstos han depositado históricamente en la educación sus esperanzas de progreso y de desarrollo. La concepción de la educación como un instrumento de mejora de la condición humana y de la vida colectiva ha sido una constante, aunque no siempre esa aspiración se haya convertido en realidad.</text:p>
      <text:p text:style-name="P2"/>
      <text:p text:style-name="P2">El interés histórico por la educación se vio reforzado con la aparición de los sistemas educativos contemporáneos. Esas estructuras dedicadas a la formación de los ciudadanos fueron concebidas como instrumentos fundamentales para la construcción de los Estados nacionales, en una época decisiva para su configuración. A partir de entonces, todos los países han prestado una atención creciente a sus sistemas de educación y formación, con el objetivo de adecuarlos a las circunstancias cambiantes y a las expectativas que en ellos se depositaban en cada momento histórico. En consecuencia, su evolución ha sido muy notable, hasta llegar a poseer en la actualidad unas características claramente diferentes de las que tenían en el momento de su constitución.</text:p>
      <text:p text:style-name="P2"/>
      <text:p text:style-name="P2">En cada fase de su evolución, los sistemas educativos han tenido que responder a unos retos prioritarios. En la segunda mitad del siglo XX se enfrentaron a la exigencia de hacer efectivo el derecho de todos los ciudadanos a la educación. La universalización de la enseñanza primaria, que ya se había alcanzado en algunos países a finales del siglo XIX, se iría completando a lo largo del siguiente, incorporando además el acceso generalizado a la etapa secundaria, que pasó así a considerarse parte integrante de la educación básica. El objetivo prioritario consistió en hacer efectiva una escolarización más prolongada y con unas metas más ambiciosas para todos los jóvenes de ambos sexos.</text:p>
      <text:p text:style-name="P2"/>
      <text:p text:style-name="P2">En los años finales del siglo XX, el desafío consistió en conseguir que esa educación ampliamente generalizada fuese ofrecida en unas condiciones de alta calidad, con la exigencia además de que tal beneficio alcanzase a todos los ciudadanos. En noviembre de 1990 se reunían en París los Ministros de Educación de los países de la Organización para la Cooperación y el Desarrollo Económico, con objeto de abordar cómo podía hacerse efectiva una educación y una formación de calidad para todos. El desafío era cada vez más apremiante y los responsables educativos de los países con mayor nivel de desarrollo se aprestaron a darle una respuesta satisfactoria.</text:p>
      <text:p text:style-name="P2"/>
      <text:p text:style-name="P1"><text:span text:style-name="T1">Catorce años más tarde, en septiembre de 2004, los más de sesenta ministros reunidos en Ginebra, con ocasión de la 47.ª Conferencia Internacional de Educación convocada por la UNESCO, demostraban la misma inquietud, poniendo así de manifiesto la vigencia del desafío planteado en la década precedente. Si en 1990 eran los responsables de los países más desarrollados quienes llamaban la atención acerca de la necesidad de combinar calidad con equidad en la oferta educativa, en 2004 eran los de un número mucho más amplio de Estados, de características y niveles de </text:span><text:soft-page-break/><text:span text:style-name="T1">desarrollo muy diversos, quienes se planteaban la misma cuestión.</text:span></text:p>
      <text:p text:style-name="P2"/>
      <text:p text:style-name="P2">Lograr que todos los ciudadanos puedan recibir una educación y una formación de calidad, sin que ese bien quede limitado solamente a algunas personas o sectores sociales, resulta acuciante en el momento actual. Países muy diversos, con sistemas políticos distintos y gobiernos de diferente orientación, se están planteando ese objetivo. España no puede en modo alguno constituir una excepción.</text:p>
      <text:p text:style-name="P2"/>
      <text:p text:style-name="P2">La generalización de la educación básica ha sido tardía en nuestro país. Aunque la obligatoriedad escolar se promulgó en 1857 y en 1964 se extendió desde los seis hasta los catorce años, hubo que esperar hasta mediados de la década de los ochenta del siglo pasado para que dicha prescripción se hiciese realidad. La Ley General de Educación de 1970 supuso el inicio de la superación del gran retraso histórico que aquejaba al sistema educativo español. La Ley Orgánica del Derecho a la Educación proporcionó un nuevo y decidido impulso a ese proceso de modernización educativa, pero la consecución total de ese objetivo tuvo que esperar aún bastantes años.</text:p>
      <text:p text:style-name="P2"/>
      <text:p text:style-name="P2">La Ley 14/1970, General de Educación y de Financiamiento de la Reforma Educativa, y la Ley Orgánica 8/1985, reguladora del Derecho a la Educación, declaraban la educación como servicio público. La Ley Orgánica de Educación sigue y se inscribe en esta tradición. El servicio público de la educación considera a ésta como un servicio esencial de la comunidad, que debe hacer que la educación escolar sea asequible a todos, sin distinción de ninguna clase, en condiciones de igualdad de oportunidades, con garantía de regularidad y continuidad y adaptada progresivamente a los cambios sociales. El servicio público de la educación puede ser prestado por los poderes públicos y por la iniciativa social, como garantía de los derechos fundamentales de los ciudadanos y la libertad de enseñanza.</text:p>
      <text:p text:style-name="P2"/>
      <text:p text:style-name="P2">En 1990, la Ley Orgánica de Ordenación General del Sistema Educativo estableció en diez años el período de obligatoriedad escolar y proporcionó un impulso y prestigio profesional y social a la formación profesional que permitiría finalmente equiparar a España con los países más avanzados de su entorno. Como consecuencia de esa voluntad expresada en la Ley, a finales del siglo XX se había conseguido que todos los jóvenes españoles de ambos sexos asistiesen a los centros educativos al menos entre los seis y los dieciséis años y que muchos de ellos comenzasen antes su escolarización y la prolongasen después. Se había acortado así una distancia muy importante con los países de la Unión Europea, en la que España se había integrado en 1986.</text:p>
      <text:p text:style-name="P2"/>
      <text:p text:style-name="P2">A pesar de estos logros indudables, desde mediados de la década de los noventa se viene llamando la atención acerca de la necesidad de mejorar la calidad de la educación que reciben nuestros jóvenes. La realización de diversas evaluaciones acerca de la reforma experimental de las enseñanzas medias que se desarrolló en los años ochenta y la participación española en algunos estudios internacionales a comienzos de los noventa evidenciaron unos niveles insuficientes de rendimiento, sin duda explicables, pero que exigían una actuación decidida. En consecuencia, en 1995 se aprobó la Ley Orgánica de la Participación, la Evaluación y el Gobierno de los Centros Docentes, con el propósito de desarrollar y modificar algunas de las disposiciones establecidas en la LOGSE orientadas a la mejora de la calidad. En el año 2002 se quiso dar un paso más hacia el mismo objetivo, mediante la promulgación de la Ley Orgánica de Calidad de la Educación.</text:p>
      <text:p text:style-name="P2"/>
      <text:p text:style-name="P2">En los comienzos del siglo XXI, la sociedad española tiene la convicción de que es necesario mejorar la calidad de la educación, pero también de que ese beneficio debe llegar a todos los jóvenes, sin exclusiones. Como se ha subrayado muchas veces, hoy en día se considera que la calidad y la equidad son dos principios indisociables. Algunas evaluaciones internacionales recientes han puesto claramente de manifiesto que es posible combinar calidad y equidad y que no deben considerarse objetivos contrapuestos.</text:p>
      <text:p text:style-name="P2"><text:soft-page-break/></text:p>
      <text:p text:style-name="P2">Ningún país puede desperdiciar la reserva de talento que poseen todos y cada uno de sus ciudadanos, sobre todo en una sociedad que se caracteriza por el valor creciente que adquieren la información y el conocimiento para el desarrollo económico y social. Y del reconocimiento de ese desafío deriva la necesidad de proponerse la meta de conseguir el éxito escolar de todos los jóvenes.</text:p>
      <text:p text:style-name="P2"/>
      <text:p text:style-name="P2">La magnitud de este desafío obliga a que los objetivos que deban alcanzarse sean asumidos no sólo por las Administraciones educativas y por los componentes de la comunidad escolar, sino por el conjunto de la sociedad. Por ese motivo y con el propósito de estimular un debate social sobre la educación, con carácter previo a promover cualquier iniciativa legislativa, el Ministerio de Educación y Ciencia publicó en septiembre de 2004 el documento que lleva por título «Una educación de calidad para todos y entre todos», en el que se presentaban un conjunto de análisis y diagnósticos sobre la situación educativa actual y se sometían a debate una serie de propuestas de solución. Tanto las Comunidades Autónomas como las organizaciones representadas en los Consejos Escolares del Estado y Autonómicos fueron invitadas formalmente a expresar su opinión y manifestar su postura ante tales propuestas. Además, otras muchas personas, asociaciones y grupos hicieron llegar al Ministerio de Educación y Ciencia sus reflexiones y sus propias propuestas, que fueron difundidas por diversos medios, respondiendo así a la voluntad de transparencia que debe presidir cualquier debate público. Como resultado de ese proceso de debate, se ha publicado un documento de síntesis, que recoge un resumen de las contribuciones realizadas por las distintas organizaciones, asociaciones y colectivos.</text:p>
      <text:p text:style-name="P2"/>
      <text:p text:style-name="P2">El desarrollo de este proceso de debate, que se ha prolongado durante seis meses, ha permitido contrastar posiciones y puntos de vista, debatir acerca de los problemas existentes en el sistema educativo español y buscar el máximo grado de acuerdo en torno a sus posibles soluciones. Este período ha resultado fundamental para identificar los principios que deben regir el sistema educativo y para traducirlos en formulaciones normativas.</text:p>
      <text:p text:style-name="P2"/>
      <text:p text:style-name="P2">Tres son los principios fundamentales que presiden esta Ley. El primero consiste en la exigencia de proporcionar una educación de calidad a todos los ciudadanos de ambos sexos, en todos los niveles del sistema educativo. Ya se ha aludido al desafío que esa exigencia implica para los sistemas educativos actuales y en concreto para el español. Tras haber conseguido que todos los jóvenes estén escolarizados hasta los dieciséis años de edad, el objetivo consiste ahora en mejorar los resultados generales y en reducir las todavía elevadas tasas de terminación de la educación básica sin titulación y de abandono temprano de los estudios. Se trata de conseguir que todos los ciudadanos alcancen el máximo desarrollo posible de todas sus capacidades, individuales y sociales, intelectuales, culturales y emocionales para lo que necesitan recibir una educación de calidad adaptada a sus necesidades. Al mismo tiempo, se les debe garantizar una igualdad efectiva de oportunidades, prestando los apoyos necesarios, tanto al alumnado que lo requiera como a los centros en los que están escolarizados. En suma, se trata de mejorar el nivel educativo de todo el alumnado, conciliando la calidad de la educación con la equidad de su reparto.</text:p>
      <text:p text:style-name="P2"/>
      <text:p text:style-name="P2">El segundo principio consiste en la necesidad de que todos los componentes de la comunidad educativa colaboren para conseguir ese objetivo tan ambicioso. La combinación de calidad y equidad que implica el principio anterior exige ineludiblemente la realización de un esfuerzo compartido. Con frecuencia se viene insistiendo en el esfuerzo de los estudiantes. Se trata de un principio fundamental, que no debe ser ignorado, pues sin un esfuerzo personal, fruto de una actitud responsable y comprometida con la propia formación, es muy difícil conseguir el pleno desarrollo de las capacidades individuales. Pero la responsabilidad del éxito escolar de todo el alumnado no sólo recae sobre el alumnado individualmente considerado, sino también sobre sus familias, el profesorado, los centros docentes, las Administraciones educativas y, en última instancia, sobre la sociedad en su conjunto, responsable última de la calidad del sistema educativo.</text:p>
      <text:p text:style-name="P2"><text:soft-page-break/></text:p>
      <text:p text:style-name="P2">El principio del esfuerzo, que resulta indispensable para lograr una educación de calidad, debe aplicarse a todos los miembros de la comunidad educativa. Cada uno de ellos tendrá que realizar una contribución específica. Las familias habrán de colaborar estrechamente y deberán comprometerse con el trabajo cotidiano de sus hijos y con la vida de los centros docentes. Los centros y el profesorado deberán esforzarse por construir entornos de aprendizaje ricos, motivadores y exigentes. Las Administraciones educativas tendrán que facilitar a todos los componentes de la comunidad escolar el cumplimiento de sus funciones, proporcionándoles los recursos que necesitan y reclamándoles al mismo tiempo su compromiso y esfuerzo. La sociedad, en suma, habrá de apoyar al sistema educativo y crear un entorno favorable para la formación personal a lo largo de toda la vida. Solamente el compromiso y el esfuerzo compartido permitirán la consecución de objetivos tan ambiciosos.</text:p>
      <text:p text:style-name="P2"/>
      <text:p text:style-name="P2">Una de las consecuencias más relevantes del principio del esfuerzo compartido consiste en la necesidad de llevar a cabo una escolarización equitativa del alumnado. La Constitución española reconoció la existencia de una doble red de centros escolares, públicos y privados, y la Ley Orgánica del Derecho a la Educación dispuso un sistema de conciertos para conseguir una prestación efectiva del servicio público y social de la educación, de manera gratuita, en condiciones de igualdad y en el marco de la programación general de la enseñanza. Ese modelo, que respeta el derecho a la educación y a la libertad de enseñanza, ha venido funcionando satisfactoriamente, en líneas generales, aunque con el paso del tiempo se han manifestado nuevas necesidades. Una de las principales se refiere a la distribución equitativa del alumnado entre los distintos centros docentes.</text:p>
      <text:p text:style-name="P2"/>
      <text:p text:style-name="P2">Con la ampliación de la edad de escolarización obligatoria y el acceso a la educación de nuevos grupos estudiantiles, las condiciones en que los centros desarrollan su tarea se han hecho más complejas. Resulta, pues, necesario atender a la diversidad del alumnado y contribuir de manera equitativa a los nuevos retos y las dificultades que esa diversidad genera. Se trata, en última instancia, de que todos los centros, tanto los de titularidad pública como los privados concertados, asuman su compromiso social con la educación y realicen una escolarización sin exclusiones, acentuando así el carácter complementario de ambas redes escolares, aunque sin perder su singularidad. A cambio, todos los centros sostenidos con fondos públicos deberán recibir los recursos materiales y humanos necesarios para cumplir sus tareas. Para prestar el servicio público de la educación, la sociedad debe dotarlos adecuadamente.</text:p>
      <text:p text:style-name="P2"/>
      <text:p text:style-name="P2">El tercer principio que inspira esta Ley consiste en un compromiso decidido con los objetivos educativos planteados por la Unión Europea para los próximos años. El proceso de construcción europea está llevando a una cierta convergencia de los sistemas de educación y formación, que se ha traducido en el establecimiento de unos objetivos educativos comunes para este inicio del siglo XXI.</text:p>
      <text:p text:style-name="P2"/>
      <text:p text:style-name="P2">La pretensión de convertirse en la próxima década en la economía basada en el conocimiento más competitiva y dinámica, capaz de lograr un crecimiento económico sostenido, acompañado de una mejora cuantitativa y cualitativa del empleo y de una mayor cohesión social, se ha plasmado en la formulación de unos objetivos educativos comunes. A la vista de la evolución acelerada de la ciencia y la tecnología y el impacto que dicha evolución tiene en el desarrollo social, es más necesario que nunca que la educación prepare adecuadamente para vivir en la nueva sociedad del conocimiento y poder afrontar los retos que de ello se derivan.</text:p>
      <text:p text:style-name="P2"/>
      <text:p text:style-name="P1"><text:span text:style-name="T1">Es por ello por lo que en primer lugar, la Unión Europea y la UNESCO se han propuesto mejorar la calidad y la eficacia de los sistemas de educación y de formación, lo que implica mejorar la capacitación de los docentes, desarrollar las aptitudes necesarias para la sociedad del conocimiento, garantizar el acceso de todos a las tecnologías de la información y la comunicación, aumentar la </text:span><text:soft-page-break/><text:span text:style-name="T1">matriculación en los estudios científicos, técnicos y artísticos y aprovechar al máximo los recursos disponibles, aumentando la inversión en recursos humanos. En segundo lugar, se ha planteado facilitar el acceso generalizado a los sistemas de educación y formación, lo que supone construir un entorno de aprendizaje abierto, hacer el aprendizaje más atractivo y promocionar la ciudadanía activa, la igualdad de oportunidades y la cohesión social. En tercer lugar, se ha marcado el objetivo de abrir estos sistemas al mundo exterior, lo que exige reforzar los lazos con la vida laboral, con la investigación y con la sociedad en general, desarrollar el espíritu emprendedor, mejorar el aprendizaje de idiomas extranjeros, aumentar la movilidad y los intercambios y reforzar la cooperación europea.</text:span></text:p>
      <text:p text:style-name="P2"/>
      <text:p text:style-name="P2">El sistema educativo español debe acomodar sus actuaciones en los próximos años a la consecución de estos objetivos compartidos con sus socios de la Unión Europea. En algunos casos, la situación educativa española se encuentra cercana a la fijada como objetivo para el final de esta década. En otros, sin embargo, la distancia es notable. La participación activa de España en la Unión Europea obliga a la mejora de los niveles educativos, hasta lograr situarlos en una posición acorde con su posición en Europa, lo que exige un compromiso y un esfuerzo decidido, que también esta Ley asume.</text:p>
      <text:p text:style-name="P2"/>
      <text:p text:style-name="P2">Para conseguir que estos principios se conviertan en realidad, hay que actuar en varias direcciones complementarias. En primer lugar, se debe concebir la formación como un proceso permanente, que se desarrolla durante toda la vida. Si el aprendizaje se ha concebido tradicionalmente como una tarea que corresponde sobre todo a la etapa de la niñez y la adolescencia, en la actualidad ese planteamiento resulta claramente insuficiente. Hoy se sabe que la capacidad de aprender se mantiene a lo largo de los años, aunque cambien el modo en que se aprende y la motivación para seguir formándose. También se sabe que las necesidades derivadas de los cambios económicos y sociales obligan a los ciudadanos a ampliar permanentemente su formación. En consecuencia, la atención hacia la educación de las personas adultas se ha visto incrementada.</text:p>
      <text:p text:style-name="P2"/>
      <text:p text:style-name="P2">Fomentar el aprendizaje a lo largo de toda la vida implica, ante todo, proporcionar a los jóvenes una educación completa, que abarque los conocimientos y las competencias básicas que resultan necesarias en la sociedad actual, que les permita desarrollar los valores que sustentan la práctica de la ciudadanía democrática, la vida en común y la cohesión social, que estimule en ellos y ellas el deseo de seguir aprendiendo y la capacidad de aprender por sí mismos. Además, supone ofrecer posibilidades a las personas jóvenes y adultas de combinar el estudio y la formación con la actividad laboral o con otras actividades.</text:p>
      <text:p text:style-name="P2"/>
      <text:p text:style-name="P2">Para permitir el tránsito de la formación al trabajo y viceversa, o de éstas a otras actividades, es necesario incrementar la flexibilidad del sistema educativo. Aunque el sistema educativo español haya ido perdiendo parte de su rigidez inicial con el paso del tiempo, no ha favorecido en general la existencia de caminos de ida y vuelta hacia el estudio y la formación. Permitir que los jóvenes que abandonaron sus estudios de manera temprana puedan retomarlos y completarlos y que las personas adultas puedan continuar su aprendizaje a lo largo de la vida exige concebir el sistema educativo de manera más flexible. Y esa flexibilidad implica establecer conexiones entre los distintos tipos de enseñanzas, facilitar el paso de unas a otras y permitir la configuración de vías formativas adaptadas a las necesidades e intereses personales.</text:p>
      <text:p text:style-name="P2"/>
      <text:p text:style-name="P1"><text:span text:style-name="T1">La flexibilidad del sistema educativo lleva aparejada necesariamente la concesión de un espacio propio de autonomía a los centros docentes. La exigencia que se le plantea de proporcionar una educación de calidad a todo el alumnado, teniendo al mismo tiempo en cuenta la diversidad de sus intereses, características y situaciones personales, obliga a reconocerle una capacidad de decisión que afecta tanto a su organización como a su modo de funcionamiento. Aunque las Administraciones deban establecer el marco general en que debe desenvolverse la actividad </text:span><text:soft-page-break/><text:span text:style-name="T1">educativa, los centros deben poseer un margen propio de autonomía que les permita adecuar su actuación a sus circunstancias concretas y a las características de su alumnado, con el objetivo de conseguir el éxito escolar de todos los estudiantes. Los responsables de la educación deben proporcionar a los centros los recursos y los medios que necesitan para desarrollar su actividad y alcanzar tal objetivo, mientras que éstos deben utilizarlos con rigor y eficiencia para cumplir su cometido del mejor modo posible. Es necesario que la normativa combine ambos aspectos, estableciendo las normas comunes que todos tienen que respetar, así como el espacio de autonomía que se ha de conceder a los centros docentes.</text:span></text:p>
      <text:p text:style-name="P2"/>
      <text:p text:style-name="P2">La existencia de un marco legislativo capaz de combinar objetivos y normas comunes con la necesaria autonomía pedagógica y de gestión de los centros docentes obliga, por otra parte, a establecer mecanismos de evaluación y de rendición de cuentas. La importancia de los desafíos que afronta el sistema educativo demanda como contrapartida una información pública y transparente acerca del uso que se hace de los medios y los recursos puestos a su disposición, así como una valoración de los resultados que con ellos se alcanzan. La evaluación se ha convertido en un valioso instrumento de seguimiento y de valoración de los resultados obtenidos y de mejora de los procesos que permiten obtenerlos. Por ese motivo, resulta imprescindible establecer procedimientos de evaluación de los distintos ámbitos y agentes de la actividad educativa, alumnado, profesorado, centros, currículo, Administraciones, y comprometer a las autoridades correspondientes a rendir cuentas de la situación existente y el desarrollo experimentado en materia de educación.</text:p>
      <text:p text:style-name="P2"/>
      <text:p text:style-name="P2">La actividad de los centros docentes recae, en última instancia, en el profesorado que en ellos trabaja. Conseguir que todos los jóvenes desarrollen al máximo sus capacidades, en un marco de calidad y equidad, convertir los objetivos generales en logros concretos, adaptar el currículo y la acción educativa a las circunstancias específicas en que los centros se desenvuelven, conseguir que los padres y las madres se impliquen en la educación de sus hijos, no es posible sin un profesorado comprometido en su tarea. Por una parte, los cambios que se han producido en el sistema educativo y en el funcionamiento de los centros docentes obligan a revisar el modelo de la formación inicial del profesorado y adecuarlo al entorno europeo. Por otra parte, el desarrollo profesional exige un compromiso por parte de las Administraciones educativas por la formación continua del profesorado ligada a la práctica educativa. Y todo ello resulta imposible sin el necesario reconocimiento social de la función que los profesores desempeñan y de la tarea que desarrollan.</text:p>
      <text:p text:style-name="P2"/>
      <text:p text:style-name="P2">Una última condición que debe cumplirse para permitir el logro de unos objetivos educativos tan ambiciosos como los propuestos consiste en acometer una simplificación y una clarificación normativas, en un marco de pleno respeto al reparto de competencias que en materia de educación establecen la Constitución española y las leyes que la desarrollan.</text:p>
      <text:p text:style-name="P2"/>
      <text:p text:style-name="P2">A partir de 1990 se ha producido una proliferación de leyes educativas y de sus correspondientes desarrollos reglamentarios, que han ido derogando parcialmente las anteriores, provocando una falta de claridad en cuanto a las normas aplicables a la ordenación académica y al funcionamiento del sistema educativo. En consecuencia, conviene simplificar la normativa vigente, con el propósito de hacerla más clara, comprensible y sencilla.</text:p>
      <text:p text:style-name="P2"/>
      <text:p text:style-name="P1"><text:span text:style-name="T1">Además, la finalización en el año 2000 del proceso de transferencias en materia de educación ha creado unas nuevas condiciones, muy diferentes de las existentes en 1990, que aconsejan revisar el conjunto de la normativa vigente para las enseñanzas distintas de las universitarias. Cuando ya se ha desarrollado plenamente el marco de reparto de competencias, que en materia de educación estableció la Constitución española, las nuevas leyes que se aprueben deben conciliar el respeto a dicho reparto competencial con la necesaria vertebración territorial del sistema educativo. La normativa básica estatal, de carácter común, y la normativa autonómica, aplicable al territorio correspondiente, deben combinarse con nuevos mecanismos de cooperación que permitan el </text:span><text:soft-page-break/><text:span text:style-name="T1">desarrollo concertado de políticas educativas de ámbito supracomunitario. Con esta Ley se asegura la necesaria homogeneidad básica y la unidad del sistema educativo y se resalta el amplio campo normativo y ejecutivo de que disponen estatutariamente las Comunidades Autónomas para cumplir los fines del sistema educativo. La Ley contiene una propuesta de cooperación territorial y entre Administraciones para desarrollar proyectos y programas de interés general, para compartir información y aprender de las mejores prácticas.</text:span></text:p>
      <text:p text:style-name="P2"/>
      <text:p text:style-name="P2">Los principios anteriormente enunciados y las vías de actuación señaladas constituyen el fundamento en que se asienta la presente Ley. Su objetivo último consiste en sentar las bases que permitan hacer frente a los importantes desafíos que la educación española tiene ante sí y lograr las ambiciosas metas que se ha propuesto para los próximos años. Para ello, la Ley parte de los avances que el sistema educativo ha realizado en las últimas décadas, incorporando todos aquellos aspectos estructurales y de ordenación que han demostrado su pertinencia y su eficacia y proponiendo cambios en aquellos otros que requieren revisión. Se ha huido de la tentación de pretender cambiar todo el sistema educativo, como si se partiese de cero, y se ha optado, en cambio, por tener en cuenta la experiencia adquirida y los avances registrados. En última instancia, la Ley se asienta en la convicción de que las reformas educativas deben ser continuas y paulatinas y que el papel de los legisladores y de los responsables de la educación no es otro que el de favorecer la mejora continua y progresiva de la educación que reciben los ciudadanos.</text:p>
      <text:p text:style-name="P2"/>
      <text:p text:style-name="P2">De acuerdo con tales supuestos de base, la Ley se estructura en un título preliminar, ocho títulos, treinta y una disposiciones adicionales, dieciocho disposiciones transitorias, una disposición derogatoria y ocho disposiciones finales.</text:p>
      <text:p text:style-name="P2"/>
      <text:p text:style-name="P2">El título Preliminar comienza con un capítulo dedicado a los principios y los fines de la educación, que constituyen los elementos centrales en torno a los cuales debe organizarse el conjunto del sistema educativo. En un lugar destacado aparece formulado el principio fundamental de la calidad de la educación para todo el alumnado, en condiciones de equidad y con garantía de igualdad de oportunidades. La participación de la comunidad educativa y el esfuerzo compartido que debe realizar el alumnado, las familias, el profesorado, los centros, las Administraciones, las instituciones y la sociedad en su conjunto constituyen el complemento necesario para asegurar una educación de calidad con equidad.</text:p>
      <text:p text:style-name="P2"/>
      <text:p text:style-name="P2">También ocupa un lugar relevante, en la relación de principios de la educación, la transmisión de aquellos valores que favorecen la libertad personal, la responsabilidad, la ciudadanía democrática, la solidaridad, la tolerancia, la igualdad, el respeto y la justicia, que constituyen la base de la vida en común.</text:p>
      <text:p text:style-name="P2"/>
      <text:p text:style-name="P2">Entre los fines de la educación se resaltan el pleno desarrollo de la personalidad y de las capacidades afectivas del alumnado, la formación en el respeto de los derechos y libertades fundamentales y de la igualdad efectiva de oportunidades entre hombres y mujeres, el reconocimiento de la diversidad afectivo-sexual, así como la valoración crítica de las desigualdades, que permita superar los comportamientos sexistas. Se asume así en su integridad el contenido de lo expresado en la Ley Orgánica 1/2004, de 28 de diciembre, de Medidas de Protección Integral contra la Violencia de Género.</text:p>
      <text:p text:style-name="P2"/>
      <text:p text:style-name="P2">Asimismo, se propone el ejercicio de la tolerancia y de la libertad, dentro de los principios democráticos de convivencia y la prevención de conflictos y la resolución pacífica de los mismos. Igualmente se insiste en la importancia de la preparación del alumnado para el ejercicio de la ciudadanía y para la participación en la vida económica, social y cultural, con actitud crítica y responsable. La relación completa de principios y fines permitirá asentar sobre bases firmes el conjunto de la actividad educativa.</text:p>
      <text:p text:style-name="P2"><text:soft-page-break/></text:p>
      <text:p text:style-name="P2">De acuerdo con los principios rectores que inspiran la Ley, la educación se concibe como un aprendizaje permanente, que se desarrolla a lo largo de la vida. En consecuencia, todos los ciudadanos deben tener la posibilidad de formarse dentro y fuera del sistema educativo, con el fin de adquirir, actualizar, completar y ampliar sus capacidades, conocimientos, habilidades, aptitudes y competencias para su desarrollo personal y profesional. La Ley concede al aprendizaje permanente tal importancia que le dedica, junto a la organización de las enseñanzas, un capítulo específico del título Preliminar.</text:p>
      <text:p text:style-name="P2"/>
      <text:p text:style-name="P2">En ese mismo capítulo se establece la estructura de las enseñanzas, recuperando la educación infantil como una etapa única y consolidando el resto de las enseñanzas actualmente existentes, por entender que el sistema educativo ha encontrado en esa organización una base sólida para su desarrollo. También se regula la educación básica que, de acuerdo con lo dispuesto en la Constitución, tiene carácter obligatorio y gratuito para todos los niños y jóvenes de ambos sexos y cuya duración se establece en diez cursos, comprendiendo la educación primaria y la educación secundaria obligatoria. La atención a la diversidad se establece como principio fundamental que debe regir toda la enseñanza básica, con el objetivo de proporcionar a todo el alumnado una educación adecuada a sus características y necesidades.</text:p>
      <text:p text:style-name="P2"/>
      <text:p text:style-name="P2">La definición y la organización del currículo constituye uno de los elementos centrales del sistema educativo. El título Preliminar dedica un capítulo a este asunto, estableciendo sus componentes y la distribución de competencias en su definición y su proceso de desarrollo. Especial interés reviste la inclusión de las competencias básicas entre los componentes del currículo, por cuanto debe permitir caracterizar de manera precisa la formación que deben recibir los estudiantes. Con el fin de asegurar una formación común y garantizar la homologación de los títulos, se encomienda al Gobierno la fijación de los objetivos, competencias básicas, contenidos y criterios de evaluación de los aspectos básicos del currículo, que constituyen las enseñanzas mínimas, y a las Administraciones educativas el establecimiento del currículo de las distintas enseñanzas. Además se hace referencia a la posibilidad de establecer currículos mixtos de enseñanzas del sistema educativo español y de otros sistemas educativos, conducentes a los títulos respectivos.</text:p>
      <text:p text:style-name="P2"/>
      <text:p text:style-name="P2">Se aborda en el título Preliminar, finalmente, la cooperación territorial y entre Administraciones, con el fin, por una parte, de lograr la mayor eficacia de los recursos destinados a la educación, y por otra, de alcanzar los objetivos establecidos con carácter general, favorecer el conocimiento y aprecio de la diversidad cultural y lingüística de las distintas Comunidades Autónomas y contribuir a la solidaridad interterritorial y al equilibrio territorial en la compensación de las desigualdades. Asimismo, se dispone la puesta a disposición del alumnado de los recursos educativos necesarios para asegurar la consecución de los fines establecidos en la Ley y la mejora permanente de la educación en España.</text:p>
      <text:p text:style-name="P2"/>
      <text:p text:style-name="P2">En el título I se establece la ordenación de las enseñanzas y sus etapas. Concebida como una etapa única, la educación infantil está organizada en dos ciclos que responden ambos a una intencionalidad educativa, no necesariamente escolar, y que obliga a los centros a contar desde el primer ciclo con una propuesta pedagógica específica. En el segundo ciclo se fomentará una primera aproximación a la lecto-escritura, a la iniciación en habilidades lógico-matemáticas, a una lengua extranjera, al uso de las tecnologías de la información y la comunicación y al conocimiento de los diferentes lenguajes artísticos. Se insta a las Administraciones públicas a que desarrollen progresivamente una oferta suficiente de plazas en el primer ciclo y se dispone que puedan establecer conciertos para garantizar la gratuidad del segundo ciclo.</text:p>
      <text:p text:style-name="P2"/>
      <text:p text:style-name="P1"><text:span text:style-name="T1">Las enseñanzas que tienen carácter obligatorio son la educación primaria y la educación secundaria obligatoria. En la etapa primaria se pone el énfasis en la atención a la diversidad del alumnado y en </text:span><text:soft-page-break/><text:span text:style-name="T1">la prevención de las dificultades de aprendizaje, actuando tan pronto como éstas se detecten. Una de las novedades de la Ley consiste en la realización de una evaluación de diagnóstico de las competencias básicas alcanzadas por el alumnado al finalizar el segundo ciclo de esta etapa, que tendrá carácter formativo y orientador, proporcionará información sobre la situación del alumnado, de los centros y del propio sistema educativo y permitirá adoptar las medidas pertinentes para mejorar las posibles deficiencias. Otra evaluación similar se llevará a cabo al finalizar el segundo curso de la educación secundaria obligatoria. Para favorecer la transición entre la primaria y la secundaria, el alumnado recibirá un informe personalizado de su evolución al finalizar la educación primaria e incorporarse a la etapa siguiente.</text:span></text:p>
      <text:p text:style-name="P2"/>
      <text:p text:style-name="P2">La educación secundaria obligatoria debe combinar el principio de una educación común con la atención a la diversidad del alumnado, permitiendo a los centros la adopción de las medidas organizativas y curriculares que resulten más adecuadas a las características de su alumnado, de manera flexible y en uso de su autonomía pedagógica. Para lograr estos objetivos, se propone una concepción de las enseñanzas de carácter más común en los tres primeros cursos, con programas de refuerzo de las capacidades básicas para el alumnado que lo requiera, y un cuarto curso de carácter orientador, tanto para los estudios postobligatorios como para la incorporación a la vida laboral. En los dos primeros cursos se establece una limitación del número máximo de materias que deben cursarse y se ofrecen posibilidades para reducir el número de profesores que dan clase a un mismo grupo de alumnos. El último curso se concibe con una organización flexible de las materias comunes y optativas, ofreciendo mayores posibilidades de elección al alumnado en función de sus expectativas futuras y de sus intereses.</text:p>
      <text:p text:style-name="P2"/>
      <text:p text:style-name="P2">Para atender al alumnado con dificultades especiales de aprendizaje se incluyen programas de diversificación curricular desde el tercer curso de esta etapa. Además, con el fin de evitar el abandono escolar temprano, abrir expectativas de formación y cualificación posterior y facilitar el acceso a la vida laboral, se establecen programas de cualificación profesional inicial destinados a alumnos mayores de dieciséis años que no hayan obtenido el título de Graduado en educación secundaria obligatoria.</text:p>
      <text:p text:style-name="P2"/>
      <text:p text:style-name="P2">El bachillerato comprende dos cursos y se desarrolla en tres modalidades diferentes, organizadas de modo flexible, en distintas vías que serán el resultado de la libre elección por los alumnos de materias de modalidad y optativas. Los alumnos con evaluación positiva en todas las materias obtendrán el título de Bachiller. Tras la obtención del título, podrán incorporarse a la vida laboral, matricularse en la formación profesional de grado superior o acceder a los estudios superiores. Para acceder a la universidad será necesaria la superación de una única prueba homologada a la que podrán presentarse quienes estén en posesión del título de Bachiller.</text:p>
      <text:p text:style-name="P2"/>
      <text:p text:style-name="P1"><text:span text:style-name="T1">En lo que se refiere al currículo, una de las novedades de la Ley consiste en situar la preocupación por la educación para la ciudadanía en un lugar muy destacado del conjunto de las actividades educativas y en la introducción de unos nuevos contenidos referidos a esta educación que, con diferentes denominaciones, de acuerdo con la naturaleza de los contenidos y las edades de los alumnos, se impartirá en algunos cursos de la educación primaria, secundaria obligatoria y bachillerato. Su finalidad consiste en ofrecer a todos los estudiantes un espacio de reflexión, análisis y estudio acerca de las características fundamentales y el funcionamiento de un régimen democrático, de los principios y derechos establecidos en la Constitución española y en los tratados y las declaraciones universales de los derechos humanos, así como de los valores comunes que constituyen el sustrato de la ciudadanía democrática en un contexto global. Esta educación, cuyos contenidos no pueden considerarse en ningún caso alternativos o sustitutorios de la enseñanza religiosa, no entra en contradicción con la práctica democrática que debe inspirar el conjunto de la vida escolar y que ha de desarrollarse como parte de la educación en valores con carácter transversal a todas las actividades escolares. La nueva materia permitirá profundizar en algunos </text:span><text:soft-page-break/><text:span text:style-name="T1">aspectos relativos a nuestra vida en común, contribuyendo a formar a los nuevos ciudadanos.</text:span></text:p>
      <text:p text:style-name="P2"/>
      <text:p text:style-name="P2">La formación profesional comprende un conjunto de ciclos formativos de grado medio y de grado superior que tienen como finalidad preparar a las alumnas y alumnos para el desempeño cualificado de las diversas profesiones, el acceso al empleo y la participación activa en la vida social, cultural y económica. La Ley introduce una mayor flexibilidad en el acceso, así como en las relaciones entre los distintos subsistemas de la formación profesional. Con objeto de aumentar la flexibilidad del sistema educativo y favorecer la formación permanente, se establecen diversas conexiones entre la educación general y la formación profesional.</text:p>
      <text:p text:style-name="P2"/>
      <text:p text:style-name="P2">Especial mención merecen las enseñanzas artísticas, que tienen como finalidad proporcionar a los alumnos una formación artística de calidad y cuya ordenación no había sido revisada desde 1990. La Ley regula, por una parte, las enseñanzas artísticas profesionales, que agrupan las enseñanzas de música y danza de grado medio, así como las de artes plásticas y diseño de grado medio y de grado superior. Por otro lado, establece las denominadas enseñanzas artísticas superiores, que agrupan los estudios superiores de música y danza, las enseñanzas de arte dramático, las enseñanzas de conservación y restauración de bienes culturales y los estudios superiores de artes plásticas y diseño. Estas últimas enseñanzas tienen carácter de educación superior y su organización se adecua a las exigencias correspondientes, lo que implica algunas peculiaridades en lo que se refiere al establecimiento de su currículo y la organización de los centros que las imparten.</text:p>
      <text:p text:style-name="P2"/>
      <text:p text:style-name="P2">La Ley también regula las enseñanzas de idiomas, disponiendo que serán organizadas por las escuelas oficiales de idiomas y se adecuarán a los niveles recomendados por el Consejo de Europa y las enseñanzas deportivas, que por primera vez se ordenan en una Ley de educación.</text:p>
      <text:p text:style-name="P2"/>
      <text:p text:style-name="P2">Por último, el título I dedica una especial atención a la educación de personas adultas, con el objetivo de que todos los ciudadanos tengan la posibilidad de adquirir, actualizar, completar o ampliar sus conocimientos y aptitudes para su desarrollo personal y profesional. Para ello, regula las condiciones en que deben impartirse las enseñanzas conducentes a títulos oficiales, al tiempo que establece un marco abierto y flexible para realizar otros aprendizajes y prevé la posibilidad de validar la experiencia adquirida por otras vías.</text:p>
      <text:p text:style-name="P2"/>
      <text:p text:style-name="P2">A fin de garantizar la equidad, el título II aborda los grupos de alumnos que requieren una atención educativa diferente a la ordinaria por presentar alguna necesidad específica de apoyo educativo y establece los recursos precisos para acometer esta tarea con el objetivo de lograr su plena inclusión e integración. Se incluye concretamente en este título el tratamiento educativo de las alumnas y alumnos que requieren determinados apoyos y atenciones específicas derivadas de circunstancias sociales, de discapacidad física, psíquica o sensorial o que manifiesten trastornos graves de conducta. El sistema educativo español ha realizado grandes avances en este ámbito en las últimas décadas, que resulta necesario continuar impulsando. También precisan un tratamiento específico los alumnos con altas capacidades intelectuales y los que se han integrado tarde en el sistema educativo español.</text:p>
      <text:p text:style-name="P2"/>
      <text:p text:style-name="P2">La adecuada respuesta educativa a todos los alumnos se concibe a partir del principio de inclusión, entendiendo que únicamente de ese modo se garantiza el desarrollo de todos, se favorece la equidad y se contribuye a una mayor cohesión social. La atención a la diversidad es una necesidad que abarca a todas las etapas educativas y a todos los alumnos. Es decir, se trata de contemplar la diversidad de las alumnas y alumnos como principio y no como una medida que corresponde a las necesidades de unos pocos.</text:p>
      <text:p text:style-name="P2"/>
      <text:p text:style-name="P1"><text:span text:style-name="T1">La Ley trata asimismo de la compensación de las desigualdades a través de programas específicos desarrollados en centros docentes escolares o en zonas geográficas donde resulte necesaria una </text:span><text:soft-page-break/><text:span text:style-name="T1">intervención educativa compensatoria, y a través de las becas y ayudas al estudio, que tienen como objetivo garantizar el derecho a la educación a los estudiantes con condiciones socioeconómicas desfavorables. La programación de la escolarización en centros públicos y privados concertados debe garantizar una adecuada y equilibrada distribución entre los centros escolares de los alumnos con necesidad de apoyo educativo.</text:span></text:p>
      <text:p text:style-name="P2"/>
      <text:p text:style-name="P2">El protagonismo que debe adquirir el profesorado se desarrolla en el título III de la Ley. En él se presta una atención prioritaria a su formación inicial y permanente, cuya reforma debe llevarse a cabo en los próximos años, en el contexto del nuevo espacio europeo de educación superior y con el fin de dar respuesta a las necesidades y a las nuevas demandas que recibe el sistema educativo. La formación inicial debe incluir, además de la adecuada preparación científica, una formación pedagógica y didáctica que se completará con la tutoría y asesoramiento a los nuevos profesores por parte de compañeros experimentados. Por otra parte, el título aborda la mejora de las condiciones en que el profesorado realiza su trabajo, así como el reconocimiento, apoyo y valoración social de la función docente.</text:p>
      <text:p text:style-name="P2"/>
      <text:p text:style-name="P2">El título IV trata de los centros docentes, su tipología y su régimen jurídico, así como de la programación de la red de centros desde la consideración de la educación como servicio público. Asimismo, se establece la posibilidad de que los titulares de los centros privados definan el carácter propio de los mismos respetando el marco constitucional. Los centros privados que ofrezcan enseñanzas declaradas gratuitas podrán acogerse al régimen de conciertos, estableciéndose los requisitos que deben cumplir los centros privados concertados.</text:p>
      <text:p text:style-name="P2"/>
      <text:p text:style-name="P2">La Ley concibe la participación como un valor básico para la formación de ciudadanos autónomos, libres, responsables y comprometidos y, por ello, las Administraciones educativas garantizarán la participación de la comunidad educativa en la organización, el gobierno, el funcionamiento y la evaluación de los centros educativos, tal como establece el título V. Se presta particular atención a la autonomía de los centros docentes, tanto en lo pedagógico, a través de la elaboración de sus proyectos educativos, como en lo que respecta a la gestión económica de los recursos y a la elaboración de sus normas de organización y funcionamiento. La Ley otorga mayor protagonismo a los órganos colegiados de control y gobierno de los centros, que son el Consejo Escolar, el Claustro de Profesores y los órganos de coordinación docente, y aborda las competencias de la dirección de los centros públicos, el procedimiento de selección de los directores y el reconocimiento de la función directiva.</text:p>
      <text:p text:style-name="P2"/>
      <text:p text:style-name="P2">El título VI se dedica a la evaluación del sistema educativo, que se considera un elemento fundamental para la mejora de la educación y el aumento de la transparencia del sistema educativo. La importancia concedida a la evaluación se pone de manifiesto en el tratamiento de los distintos ámbitos en que debe aplicarse, que abarcan los procesos de aprendizaje de los alumnos, la actividad del profesorado, los procesos educativos, la función directiva, el funcionamiento de los centros docentes, la inspección y las propias Administraciones educativas. La evaluación general del sistema educativo se atribuye al Instituto de Evaluación, que trabajará en colaboración con los organismos correspondientes que establezcan las Comunidades Autónomas. Con el propósito de rendir cuentas acerca del funcionamiento del sistema educativo, se dispone la presentación de un informe anual al Parlamento, que sintetice los resultados que arrojan las evaluaciones generales de diagnóstico, los de otras pruebas de evaluación que se realicen, los principales indicadores de la educación española y los aspectos más destacados del informe anual del Consejo Escolar del Estado.</text:p>
      <text:p text:style-name="P2"/>
      <text:p text:style-name="P1"><text:span text:style-name="T1">En el título VII se encomienda a la inspección educativa el apoyo a la elaboración de los proyectos educativos y la autoevaluación de los centros escolares, como pieza clave para la mejora del sistema educativo. Al Estado le corresponde la Alta Inspección. Se recogen las funciones de la inspección </text:span><text:soft-page-break/><text:span text:style-name="T1">educativa y su organización, así como las atribuciones de los inspectores.</text:span></text:p>
      <text:p text:style-name="P2"/>
      <text:p text:style-name="P2">El título VIII aborda la dotación de recursos económicos y el incremento del gasto público en educación para cumplir los objetivos de esta Ley cuyo detalle se recoge en la Memoria económica que la acompaña. Dicha Memoria recoge los compromisos de gasto para el período de implantación de la Ley, incrementados en el trámite parlamentario.</text:p>
      <text:p text:style-name="P2"/>
      <text:p text:style-name="P2">Las disposiciones adicionales se refieren al calendario de aplicación de la Ley, a la enseñanza de religión, a los libros de texto y materiales curriculares y al calendario escolar. Una parte importante de las disposiciones adicionales tiene que ver con el personal docente, estableciéndose las bases del régimen estatutario de la función pública docente, las funciones de los cuerpos docentes, los requisitos de ingreso y acceso a los respectivos cuerpos, la carrera docente y el desempeño de la función inspectora.</text:p>
      <text:p text:style-name="P2"/>
      <text:p text:style-name="P2">Otras disposiciones adicionales se refieren a la cooperación de los municipios con las Administraciones educativas y los posibles convenios de cooperación que se pueden establecer entre aquéllas y las Corporaciones locales, así como al procedimiento de consulta a las Comunidades Autónomas.</text:p>
      <text:p text:style-name="P2"/>
      <text:p text:style-name="P2">En relación con los centros se prorroga el régimen actual aplicable a los requisitos que deben cumplir los centros privados de bachillerato que impartan la modalidad de ciencias de la naturaleza y de la salud y la modalidad de tecnología, se establecen las funciones del claustro de profesores en los centros concertados y se contempla la agrupación de centros públicos de un ámbito territorial determinado, la denominación específica del Consejo Escolar, los convenios con los que impartan ciclos de formación profesional, así como otros aspectos relativos a los centros concertados.</text:p>
      <text:p text:style-name="P2"/>
      <text:p text:style-name="P2">Finalmente, se hace referencia al alumnado extranjero, a las víctimas del terrorismo y de actos de violencia de género, al régimen de los datos personales de los alumnos, a la incorporación de créditos para la gratuidad del segundo ciclo de educación infantil y al fomento de la igualdad efectiva entre hombres y mujeres.</text:p>
      <text:p text:style-name="P2"/>
      <text:p text:style-name="P2">En las disposiciones transitorias se aborda, entre otras cuestiones, la jubilación voluntaria anticipada del profesorado, la movilidad de los funcionarios de los cuerpos docentes, la duración del mandato de los órganos de gobierno y el ejercicio de la dirección en los centros docentes públicos, la formación pedagógica y didáctica, la adaptación de los centros para impartir la educación infantil, la modificación de los conciertos y el acceso de las enseñanzas de idiomas a menores de dieciséis años.</text:p>
      <text:p text:style-name="P2"/>
      <text:p text:style-name="P2">Se recoge una disposición derogatoria única. Las disposiciones finales abordan, entre otros aspectos, la modificación de la Ley Orgánica del Derecho a la Educación y de la Ley de Medidas para la Reforma de la Función Pública, la competencia que corresponde al Estado al amparo de la Constitución para dictar esta Ley, la competencia para su desarrollo y su carácter orgán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l"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0T22:48:13.84</meta:creation-date>
    <dc:date>2013-11-20T22:49:09.15</dc:date>
    <meta:editing-duration>P0D</meta:editing-duration>
    <meta:editing-cycles>1</meta:editing-cycles>
    <meta:generator>LibreOffice/3.6$Windows_x86 LibreOffice_project/9418c72-a20f997-6f5dfc1-4f5ae61-61563f</meta:generator>
    <meta:document-statistic meta:table-count="0" meta:image-count="0" meta:object-count="0" meta:page-count="12" meta:paragraph-count="68" meta:word-count="7698" meta:character-count="49549" meta:non-whitespace-character-count="41919"/>
  </office:meta>
</office:document-meta>
</file>